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1AAF26A019D652262C7.png" manifest:media-type="image/png"/>
  <manifest:file-entry manifest:full-path="Pictures/100002010000036E000001CBFC54AE2F190F9F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Bild1" text:anchor-type="paragraph" svg:x="0cm" svg:y="11.028cm" svg:width="17cm" svg:height="8.886cm" draw:z-index="0"><draw:image xlink:href="Pictures/100002010000036E000001CBFC54AE2F190F9FD2.png" xlink:type="simple" xlink:show="embed" xlink:actuate="onLoad" loext:mime-type="image/png"/></draw:frame></text:p>
      <text:p text:style-name="Standard"/>
      <text:p text:style-name="Standard"><draw:frame draw:style-name="fr2" draw:name="Bild3" text:anchor-type="paragraph" svg:width="17cm" svg:height="7.241cm" draw:z-index="1"><draw:image xlink:href="Pictures/10000201000003E8000001AAF26A019D652262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20:31:07.761715833</meta:creation-date>
    <dc:date>2020-01-22T00:29:04.105155573</dc:date>
    <meta:editing-duration>PT4M19S</meta:editing-duration>
    <meta:editing-cycles>3</meta:editing-cycles>
    <meta:generator>LibreOffice/6.1.5.2$Linux_X86_64 LibreOffice_project/1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